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625ef" officeooo:paragraph-rsid="000625ef"/>
    </style:style>
    <style:style style:name="P2" style:family="paragraph" style:parent-style-name="Standard">
      <style:text-properties fo:language="en" fo:country="US" officeooo:rsid="0007c6e5" officeooo:paragraph-rsid="0007c6e5"/>
    </style:style>
    <style:style style:name="P3" style:family="paragraph" style:parent-style-name="Standard">
      <style:text-properties fo:language="en" fo:country="US" officeooo:rsid="00087aa2" officeooo:paragraph-rsid="00087aa2"/>
    </style:style>
    <style:style style:name="P4" style:family="paragraph" style:parent-style-name="Standard">
      <style:text-properties fo:language="en" fo:country="US" officeooo:rsid="0009ef17" officeooo:paragraph-rsid="0009ef17"/>
    </style:style>
    <style:style style:name="P5" style:family="paragraph" style:parent-style-name="Standard">
      <style:text-properties fo:language="en" fo:country="US" officeooo:rsid="000ad05d" officeooo:paragraph-rsid="000ad05d"/>
    </style:style>
    <style:style style:name="P6" style:family="paragraph" style:parent-style-name="Standard">
      <style:text-properties fo:language="en" fo:country="US" officeooo:rsid="000b2896" officeooo:paragraph-rsid="000b2896"/>
    </style:style>
    <style:style style:name="P7" style:family="paragraph" style:parent-style-name="Standard">
      <style:text-properties fo:language="en" fo:country="US" officeooo:rsid="000bbf7c" officeooo:paragraph-rsid="000bbf7c"/>
    </style:style>
    <style:style style:name="P8" style:family="paragraph" style:parent-style-name="Standard">
      <style:text-properties fo:language="en" fo:country="US" officeooo:rsid="000cc093" officeooo:paragraph-rsid="000cc093"/>
    </style:style>
    <style:style style:name="P9" style:family="paragraph" style:parent-style-name="Standard" style:list-style-name="L1">
      <style:text-properties fo:language="en" fo:country="US" officeooo:rsid="0007c6e5" officeooo:paragraph-rsid="0007c6e5"/>
    </style:style>
    <style:style style:name="P10" style:family="paragraph" style:parent-style-name="Standard" style:list-style-name="L1">
      <style:text-properties fo:language="en" fo:country="US" officeooo:rsid="00087aa2" officeooo:paragraph-rsid="00087aa2"/>
    </style:style>
    <style:style style:name="P11" style:family="paragraph" style:parent-style-name="Standard" style:list-style-name="L2">
      <style:text-properties fo:language="en" fo:country="US" officeooo:rsid="000ad05d" officeooo:paragraph-rsid="000ad05d"/>
    </style:style>
    <style:style style:name="P12" style:family="paragraph" style:parent-style-name="Standard" style:list-style-name="L3">
      <style:text-properties fo:language="en" fo:country="US" officeooo:rsid="000ad05d" officeooo:paragraph-rsid="000ad05d"/>
    </style:style>
    <style:style style:name="P13" style:family="paragraph" style:parent-style-name="Standard">
      <style:text-properties fo:language="en" fo:country="US" officeooo:rsid="000cc093" officeooo:paragraph-rsid="000cc093"/>
    </style:style>
    <style:style style:name="T1" style:family="text">
      <style:text-properties officeooo:rsid="00087aa2"/>
    </style:style>
    <style:style style:name="T2" style:family="text">
      <style:text-properties officeooo:rsid="0009ef17"/>
    </style:style>
    <style:style style:name="T3" style:family="text">
      <style:text-properties officeooo:rsid="000bbf7c"/>
    </style:style>
    <style:style style:name="T4" style:family="text">
      <style:text-properties officeooo:rsid="000cc093"/>
    </style:style>
    <style:style style:name="T5" style:family="text">
      <style:text-properties officeooo:rsid="000ebbe6"/>
    </style:style>
    <style:style style:name="T6" style:family="text">
      <style:text-properties officeooo:rsid="000ff362"/>
    </style:style>
    <style:style style:name="T7" style:family="text">
      <style:text-properties officeooo:rsid="001067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book eksamn, 4 houres</text:p>
      <text:p text:style-name="P1">6 mandatory assignments</text:p>
      <text:p text:style-name="P1"/>
      <text:p text:style-name="P2">Network switching vs</text:p>
      <text:p text:style-name="P2">Packet switching</text:p>
      <text:p text:style-name="P2"/>
      <text:p text:style-name="P2">DNS servers and IP addresses</text:p>
      <text:p text:style-name="P2"/>
      <text:p text:style-name="P2">Client server interaction protocall,</text:p>
      <text:list xml:id="list3142549330" text:style-name="L1">
        <text:list-item>
          <text:p text:style-name="P9">Client finds server</text:p>
        </text:list-item>
        <text:list-item>
          <text:p text:style-name="P9">Client request <text:span text:style-name="T1">web padge trhough TCP/IP protocal containing a HTTP message</text:span></text:p>
        </text:list-item>
        <text:list-item>
          <text:p text:style-name="P10">Web server returns webpadge trhough HTTP</text:p>
        </text:list-item>
      </text:list>
      <text:p text:style-name="P3"/>
      <text:p text:style-name="P3">Open Systems Interconnection (ISO) model</text:p>
      <text:p text:style-name="P3"><text:tab/>Conseptual model wich enables divers communication using standard protocols</text:p>
      <text:p text:style-name="P3"><text:tab/>Seven layers</text:p>
      <text:p text:style-name="P3"><text:tab/><text:tab/>7. Aplication Layer: HTTP, FTP and DNS are some eksamples</text:p>
      <text:p text:style-name="P3"><text:tab/><text:tab/>6. Presentation Layer: Translation and formating protocols, ASCII, SSL, for instance</text:p>
      <text:p text:style-name="P3"><text:tab/><text:tab/>5. Session Layer: Opening, closing, and managing Protocols</text:p>
      <text:p text:style-name="P3"><text:tab/><text:tab/>4. Transport Layer: <text:span text:style-name="T2">TCP and protocols such as UDP</text:span></text:p>
      <text:p text:style-name="P4"><text:tab/><text:tab/>3. Network Layer:Includes IP</text:p>
      <text:p text:style-name="P4"><text:tab/><text:tab/>2. Data link Layer: Ethernet protocol.</text:p>
      <text:p text:style-name="P4"><text:tab/><text:tab/>1. Physical Layer: Ethernet, USB, Bluetooth, and other radio protocols</text:p>
      <text:p text:style-name="P3"/>
      <text:p text:style-name="P4">Wire shark, a network Packet analyzer.</text:p>
      <text:p text:style-name="P4"/>
      <text:p text:style-name="P5">HTTP mesagges</text:p>
      <text:p text:style-name="P5"><text:tab/>request message</text:p>
      <text:list xml:id="list1967898941" text:style-name="L2">
        <text:list-item>
          <text:p text:style-name="P11">A request line</text:p>
        </text:list-item>
        <text:list-item>
          <text:p text:style-name="P11">Number of request headers</text:p>
        </text:list-item>
        <text:list-item>
          <text:p text:style-name="P11">Empty line</text:p>
        </text:list-item>
        <text:list-item>
          <text:p text:style-name="P11">Optional message body</text:p>
        </text:list-item>
      </text:list>
      <text:p text:style-name="P5"><text:tab/>each line in an HTTP must end with &lt;CR&gt;&lt;LF&gt;</text:p>
      <text:p text:style-name="P5"><text:tab/>respons message</text:p>
      <text:list xml:id="list2673224211" text:style-name="L3">
        <text:list-item>
          <text:p text:style-name="P12">A status line</text:p>
        </text:list-item>
        <text:list-item>
          <text:p text:style-name="P12">Number of respons headers</text:p>
        </text:list-item>
        <text:list-item>
          <text:p text:style-name="P12">An empty line</text:p>
        </text:list-item>
        <text:list-item>
          <text:p text:style-name="P12">Optional message body</text:p>
        </text:list-item>
      </text:list>
      <text:p text:style-name="P5"/>
      <text:p text:style-name="P6">HTML, Hypertext Markup Language</text:p>
      <text:p text:style-name="P6"><text:tab/>Opening and closing tags</text:p>
      <text:p text:style-name="P6"><text:tab/>Head and Body <text:span text:style-name="T3">tags</text:span></text:p>
      <text:p text:style-name="P6"><text:tab/><text:tab/><text:span text:style-name="T3">Can have multiple nested head tags: </text:span>&lt;h1&gt;&lt;h2&gt;&lt;h3&gt;...&lt;/h3&gt;&lt;/h2&gt;&lt;/h1&gt;</text:p>
      <text:p text:style-name="P6"><text:s/><text:tab/>Outer most tag <text:span text:style-name="T3">is &lt;html&gt;</text:span></text:p>
      <text:p text:style-name="P6"><text:tab/><text:span text:style-name="T3">Many different tags</text:span></text:p>
      <text:p text:style-name="P6"/>
      <text:p text:style-name="P7">SVG, <text:span text:style-name="T4">tags to make graphics</text:span></text:p>
      <text:p text:style-name="P7"><text:tab/>&lt;<text:span text:style-name="T4">svg&gt; &lt;/svg&gt;</text:span></text:p>
      <text:p text:style-name="P7"/>
      <text:p text:style-name="P8">DOM, a software interface that allows computers to organize XML or HTML in a tree stucture</text:p>
      <text:p text:style-name="P8"/>
      <text:p text:style-name="P8"/>
      <text:p text:style-name="P8"><text:soft-page-break/>XPath, a way to navigagte through XML and or HTML code</text:p>
      <text:p text:style-name="P8"><text:tab/><text:span text:style-name="T5">navigate using “/x” to search for sub elements of “x”.</text:span></text:p>
      <text:p text:style-name="P8"><text:tab/><text:span text:style-name="T5">can use “/x[y]” to find element number y that matches “/x”.</text:span></text:p>
      <text:p text:style-name="P8"><text:tab/>“<text:span text:style-name="T5">text()” to get the text in the current element.</text:span></text:p>
      <text:p text:style-name="P8"><text:tab/><text:span text:style-name="T5">Use “//x” to find every sub element matching “/x”</text:span></text:p>
      <text:p text:style-name="P8"><text:tab/>“/*” <text:span text:style-name="T6">used to find any tag.</text:span></text:p>
      <text:p text:style-name="P8"><text:tab/>“/*<text:span text:style-name="T6">[@*]” used to find any tag with any attribute.</text:span></text:p>
      <text:p text:style-name="P8"><text:tab/><text:span text:style-name="T6">Can find atributes with a spesific value trough “</text:span><text:a xlink:type="simple" xlink:href="../../../../../@atribute" text:style-name="Internet_20_link" text:visited-style-name="Visited_20_Internet_20_Link"><text:span text:style-name="T6">/@atribute</text:span></text:a><text:span text:style-name="T6"> = ‘value’”</text:span></text:p>
      <text:p text:style-name="P8"><text:tab/>“//*<text:span text:style-name="T7">contains(text(), “test”)” finds any tag that contains the text “test”</text:span></text:p>
      <text:p text:style-name="P8"><text:tab/><text:span text:style-name="T7">many more XPath expressions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2:21:22.728468185</meta:creation-date>
    <dc:date>2023-01-23T12:46:03.677932457</dc:date>
    <meta:editing-duration>PT17M1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313" meta:character-count="1928" meta:non-whitespace-character-count="1641"/>
  </office:meta>
</office:document-meta>
</file>